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df08" officeooo:paragraph-rsid="000edf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xxxx<field:fieldmark text:name="__Fieldmark__3_1754439166" field:type="vnd.oasis.opendocument.field.FORMDATE"><field:param field:name="DateField_DateFormat" field:value="MM/DD/YY"/><field:param field:name="DateField_DateFormat_Language" field:value="en-US"/></field:fieldmark>xxxxxxx<field:fieldmark text:name="__Fieldmark__11_1754439166" field:type="vnd.oasis.opendocument.field.FORMDATE"><field:param field:name="DateField_CurrentDate" field:value="2019-06-12"/><field:param field:name="DateField_DateFormat" field:value="MM/DD/YY"/><field:param field:name="DateField_DateFormat_Language" field:value="en-US"/></field:fieldmark>xxxxxxxxx<field:fieldmark text:name="__Fieldmark__12_1754439166" field:type="vnd.oasis.opendocument.field.FORMDATE"><field:param field:name="DateField_CurrentDate" field:value="2019-06-11"/><field:param field:name="DateField_DateFormat" field:value="[NatNum12 MMMM=abbreviation]YYYY&quot;. &quot;MMMM D."/><field:param field:name="DateField_DateFormat_Language" field:value="hu-HU"/></field:fieldmark>xx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6-21T17:56:49.527616610</meta:creation-date>
    <dc:date>2019-07-02T21:04:11.932077720</dc:date>
    <meta:editing-duration>PT4M</meta:editing-duration>
    <meta:editing-cycles>3</meta:editing-cycles>
    <meta:generator>LibreOfficeDev/6.3.0.0.alpha1$Linux_X86_64 LibreOffice_project/a0299e0ad467b3981488e53de45bdf270d4acb43</meta:generator>
    <meta:document-statistic meta:table-count="0" meta:image-count="0" meta:object-count="0" meta:page-count="1" meta:paragraph-count="1" meta:word-count="7" meta:character-count="28" meta:non-whitespace-character-count="28"/>
  </office:meta>
</office:document-meta>
</file>